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dDescription.process( Widget for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quiredControl.phaseEnded( ProcessingPhas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iredDescription.RequiredDescription( String referenceId , String subm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iredControl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iredDescription.RequiredDescription( String referenceId , String widge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